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adornments="Bold" style:font-family-generic="modern" style:font-pitch="fixed"/>
    <style:font-face style:name="American Typewriter1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Exposure" style:family="table">
      <style:table-properties style:width="6.925in" table:align="margins" style:shadow="none"/>
    </style:style>
    <style:style style:name="Exposure.A" style:family="table-column">
      <style:table-column-properties style:column-width="2in" style:rel-column-width="18927*"/>
    </style:style>
    <style:style style:name="Exposure.B" style:family="table-column">
      <style:table-column-properties style:column-width="4.925in" style:rel-column-width="46608*"/>
    </style:style>
    <style:style style:name="Exposure.A1" style:family="table-cell">
      <style:table-cell-properties fo:padding="0.0201in" fo:border="none"/>
    </style:style>
    <style:style style:name="Exposure.A3" style:family="table-cell">
      <style:table-cell-properties fo:background-color="transparent" fo:padding="0.0201in" fo:border="none">
        <style:background-image/>
      </style:table-cell-properties>
    </style:style>
    <style:style style:name="Projects" style:family="table">
      <style:table-properties style:width="6.925in" table:align="margins"/>
    </style:style>
    <style:style style:name="Projects.A" style:family="table-column">
      <style:table-column-properties style:column-width="2in" style:rel-column-width="18927*"/>
    </style:style>
    <style:style style:name="Projects.B" style:family="table-column">
      <style:table-column-properties style:column-width="4.925in" style:rel-column-width="46608*"/>
    </style:style>
    <style:style style:name="Headline" style:family="table">
      <style:table-properties style:width="6.925in" table:align="margins"/>
    </style:style>
    <style:style style:name="Headline.A" style:family="table-column">
      <style:table-column-properties style:column-width="2.4125in" style:rel-column-width="3474*"/>
    </style:style>
    <style:style style:name="Headline.B" style:family="table-column">
      <style:table-column-properties style:column-width="1.0264in" style:rel-column-width="1478*"/>
    </style:style>
    <style:style style:name="Headline.C" style:family="table-column">
      <style:table-column-properties style:column-width="3.4861in" style:rel-column-width="5020*"/>
    </style:style>
    <style:style style:name="Headline.A1" style:family="table-cell">
      <style:table-cell-properties fo:padding="0.0382in" fo:border-left="0.05pt solid #000000" fo:border-right="none" fo:border-top="0.05pt solid #000000" fo:border-bottom="0.05pt solid #000000"/>
    </style:style>
    <style:style style:name="Headline.C1" style:family="table-cell">
      <style:table-cell-properties fo:padding="0.0382in" fo:border="0.05pt solid #000000"/>
    </style:style>
    <style:style style:name="Headline.A2" style:family="table-cell">
      <style:table-cell-properties fo:padding="0.0382in" fo:border-left="0.05pt solid #000000" fo:border-right="none" fo:border-top="none" fo:border-bottom="0.05pt solid #000000"/>
    </style:style>
    <style:style style:name="Headli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d2342"/>
    </style:style>
    <style:style style:name="P2" style:family="paragraph" style:parent-style-name="Table_20_Contents">
      <style:text-properties officeooo:paragraph-rsid="0020bcc5"/>
    </style:style>
    <style:style style:name="P3" style:family="paragraph" style:parent-style-name="Table_20_Contents">
      <style:text-properties officeooo:paragraph-rsid="0026cc63"/>
    </style:style>
    <style:style style:name="P4" style:family="paragraph" style:parent-style-name="Table_20_Contents">
      <style:text-properties officeooo:paragraph-rsid="00293ff5"/>
    </style:style>
    <style:style style:name="P5" style:family="paragraph" style:parent-style-name="Table_20_Contents">
      <style:text-properties officeooo:paragraph-rsid="003020fc"/>
    </style:style>
    <style:style style:name="P6" style:family="paragraph" style:parent-style-name="Table_20_Contents">
      <style:text-properties officeooo:paragraph-rsid="003304fc"/>
    </style:style>
    <style:style style:name="P7" style:family="paragraph" style:parent-style-name="Table_20_Contents">
      <style:text-properties officeooo:paragraph-rsid="003462b7"/>
    </style:style>
    <style:style style:name="P8" style:family="paragraph" style:parent-style-name="Table_20_Contents">
      <style:text-properties officeooo:paragraph-rsid="00360c75"/>
    </style:style>
    <style:style style:name="P9" style:family="paragraph" style:parent-style-name="Table_20_Contents">
      <style:text-properties officeooo:paragraph-rsid="0036aa5a"/>
    </style:style>
    <style:style style:name="P10" style:family="paragraph" style:parent-style-name="Table_20_Contents">
      <style:text-properties officeooo:paragraph-rsid="00392d51"/>
    </style:style>
    <style:style style:name="P11" style:family="paragraph" style:parent-style-name="Table_20_Contents">
      <style:text-properties officeooo:paragraph-rsid="0043d737"/>
    </style:style>
    <style:style style:name="P12" style:family="paragraph" style:parent-style-name="Text_20_body">
      <style:text-properties officeooo:paragraph-rsid="0009496f"/>
    </style:style>
    <style:style style:name="P13" style:family="paragraph" style:parent-style-name="Table_20_Contents">
      <style:text-properties officeooo:rsid="00101e0d" officeooo:paragraph-rsid="00101e0d"/>
    </style:style>
    <style:style style:name="P14" style:family="paragraph" style:parent-style-name="Table_20_Contents">
      <style:text-properties officeooo:rsid="0020bcc5" officeooo:paragraph-rsid="0045022a"/>
    </style:style>
    <style:style style:name="P15" style:family="paragraph" style:parent-style-name="Table_20_Contents">
      <style:text-properties officeooo:rsid="0020bcc5" officeooo:paragraph-rsid="0020bcc5"/>
    </style:style>
    <style:style style:name="P16" style:family="paragraph" style:parent-style-name="Table_20_Contents">
      <style:text-properties officeooo:rsid="0023814c" officeooo:paragraph-rsid="0023814c"/>
    </style:style>
    <style:style style:name="P17" style:family="paragraph" style:parent-style-name="Table_20_Contents">
      <style:text-properties officeooo:rsid="002dacfd" officeooo:paragraph-rsid="002dacfd"/>
    </style:style>
    <style:style style:name="P18" style:family="paragraph" style:parent-style-name="Table_20_Contents">
      <style:text-properties officeooo:rsid="001fbd31" officeooo:paragraph-rsid="001fbd31"/>
    </style:style>
    <style:style style:name="P19" style:family="paragraph" style:parent-style-name="Table_20_Contents">
      <style:text-properties officeooo:rsid="0042e26a" officeooo:paragraph-rsid="0042e26a"/>
    </style:style>
    <style:style style:name="P20" style:family="paragraph" style:parent-style-name="Table_20_Contents">
      <style:text-properties officeooo:rsid="003341d0" officeooo:paragraph-rsid="003304fc"/>
    </style:style>
    <style:style style:name="P21" style:family="paragraph" style:parent-style-name="Table_20_Contents">
      <style:text-properties officeooo:rsid="00360c75" officeooo:paragraph-rsid="00360c75"/>
    </style:style>
    <style:style style:name="P22" style:family="paragraph" style:parent-style-name="Table_20_Contents">
      <style:text-properties officeooo:rsid="00392d51" officeooo:paragraph-rsid="00392d51"/>
    </style:style>
    <style:style style:name="P23" style:family="paragraph" style:parent-style-name="Table_20_Contents">
      <style:text-properties style:font-name="Helvetica" fo:font-size="10.5pt" officeooo:paragraph-rsid="004a1818" style:font-size-asian="10.5pt"/>
    </style:style>
    <style:style style:name="P24" style:family="paragraph" style:parent-style-name="Table_20_Contents">
      <style:text-properties style:font-name="Helvetica" fo:font-size="10.5pt" officeooo:paragraph-rsid="004b160b" style:font-size-asian="10.5pt"/>
    </style:style>
    <style:style style:name="P25" style:family="paragraph" style:parent-style-name="Table_20_Contents">
      <style:text-properties officeooo:paragraph-rsid="00487f5a"/>
    </style:style>
    <style:style style:name="P26" style:family="paragraph" style:parent-style-name="Text_20_body">
      <style:text-properties officeooo:rsid="0009496f" officeooo:paragraph-rsid="0009496f"/>
    </style:style>
    <style:style style:name="P27" style:family="paragraph" style:parent-style-name="Text_20_body">
      <style:text-properties officeooo:rsid="000a6aff" officeooo:paragraph-rsid="000a6aff"/>
    </style:style>
    <style:style style:name="P28" style:family="paragraph" style:parent-style-name="Text_20_body">
      <style:text-properties officeooo:rsid="0031a84b" officeooo:paragraph-rsid="0031a84b"/>
    </style:style>
    <style:style style:name="P29" style:family="paragraph" style:parent-style-name="Table_20_Heading">
      <style:text-properties officeooo:rsid="00101e0d"/>
    </style:style>
    <style:style style:name="P30" style:family="paragraph" style:parent-style-name="Table_20_Heading">
      <style:text-properties officeooo:rsid="003020fc"/>
    </style:style>
    <style:style style:name="P31" style:family="paragraph" style:parent-style-name="Table_20_Heading">
      <style:text-properties officeooo:rsid="0023814c"/>
    </style:style>
    <style:style style:name="P32" style:family="paragraph" style:parent-style-name="Table_20_Heading">
      <style:text-properties officeooo:rsid="002dacfd"/>
    </style:style>
    <style:style style:name="P33" style:family="paragraph" style:parent-style-name="Table_20_Heading">
      <style:text-properties officeooo:rsid="0028b126"/>
    </style:style>
    <style:style style:name="P34" style:family="paragraph" style:parent-style-name="Table_20_Heading">
      <style:text-properties officeooo:rsid="0043d737" officeooo:paragraph-rsid="0043d737"/>
    </style:style>
    <style:style style:name="P35" style:family="paragraph" style:parent-style-name="Table_20_Heading">
      <style:text-properties officeooo:rsid="0020bcc5"/>
    </style:style>
    <style:style style:name="P36" style:family="paragraph" style:parent-style-name="Table_20_Heading">
      <style:text-properties officeooo:rsid="0026cc63"/>
    </style:style>
    <style:style style:name="P37" style:family="paragraph" style:parent-style-name="Table_20_Heading">
      <style:text-properties officeooo:rsid="001fbd31"/>
    </style:style>
    <style:style style:name="P38" style:family="paragraph" style:parent-style-name="Table_20_Heading">
      <style:text-properties officeooo:rsid="0042e26a" officeooo:paragraph-rsid="0042e26a"/>
    </style:style>
    <style:style style:name="P39" style:family="paragraph" style:parent-style-name="Table_20_Heading">
      <style:text-properties officeooo:rsid="003304fc"/>
    </style:style>
    <style:style style:name="P40" style:family="paragraph" style:parent-style-name="Table_20_Heading">
      <style:text-properties officeooo:rsid="00360c75"/>
    </style:style>
    <style:style style:name="P41" style:family="paragraph" style:parent-style-name="Table_20_Heading">
      <style:text-properties officeooo:rsid="00392d51"/>
    </style:style>
    <style:style style:name="P42" style:family="paragraph" style:parent-style-name="Table_20_Heading">
      <style:text-properties officeooo:paragraph-rsid="004ea571"/>
    </style:style>
    <style:style style:name="P43" style:family="paragraph" style:parent-style-name="Heading_20_3">
      <style:text-properties officeooo:rsid="0030be86"/>
    </style:style>
    <style:style style:name="P44" style:family="paragraph" style:parent-style-name="Heading_20_3">
      <style:text-properties officeooo:rsid="0031a84b" officeooo:paragraph-rsid="0031a84b"/>
    </style:style>
    <style:style style:name="T1" style:family="text">
      <style:text-properties officeooo:rsid="0009496f"/>
    </style:style>
    <style:style style:name="T2" style:family="text">
      <style:text-properties officeooo:rsid="00101e0d"/>
    </style:style>
    <style:style style:name="T3" style:family="text">
      <style:text-properties officeooo:rsid="00109024"/>
    </style:style>
    <style:style style:name="T4" style:family="text">
      <style:text-properties officeooo:rsid="001251f1"/>
    </style:style>
    <style:style style:name="T5" style:family="text">
      <style:text-properties officeooo:rsid="0019dceb"/>
    </style:style>
    <style:style style:name="T6" style:family="text">
      <style:text-properties officeooo:rsid="001b4d3a"/>
    </style:style>
    <style:style style:name="T7" style:family="text">
      <style:text-properties officeooo:rsid="001d2342"/>
    </style:style>
    <style:style style:name="T8" style:family="text">
      <style:text-properties officeooo:rsid="0020bcc5"/>
    </style:style>
    <style:style style:name="T9" style:family="text">
      <style:text-properties officeooo:rsid="0026cc63"/>
    </style:style>
    <style:style style:name="T10" style:family="text">
      <style:text-properties officeooo:rsid="00293ff5"/>
    </style:style>
    <style:style style:name="T11" style:family="text">
      <style:text-properties officeooo:rsid="002a7959"/>
    </style:style>
    <style:style style:name="T12" style:family="text">
      <style:text-properties officeooo:rsid="003020fc"/>
    </style:style>
    <style:style style:name="T13" style:family="text">
      <style:text-properties officeooo:rsid="00304289"/>
    </style:style>
    <style:style style:name="T14" style:family="text">
      <style:text-properties officeooo:rsid="003304fc"/>
    </style:style>
    <style:style style:name="T15" style:family="text">
      <style:text-properties officeooo:rsid="003341d0"/>
    </style:style>
    <style:style style:name="T16" style:family="text">
      <style:text-properties officeooo:rsid="003462b7"/>
    </style:style>
    <style:style style:name="T17" style:family="text">
      <style:text-properties officeooo:rsid="0036aa5a"/>
    </style:style>
    <style:style style:name="T18" style:family="text">
      <style:text-properties officeooo:rsid="00392d51"/>
    </style:style>
    <style:style style:name="T19" style:family="text">
      <style:text-properties officeooo:rsid="00403f9f"/>
    </style:style>
    <style:style style:name="T20" style:family="text">
      <style:text-properties officeooo:rsid="00417bc1"/>
    </style:style>
    <style:style style:name="T21" style:family="text">
      <style:text-properties officeooo:rsid="0043d737"/>
    </style:style>
    <style:style style:name="T22" style:family="text">
      <style:text-properties officeooo:rsid="0043fb4e"/>
    </style:style>
    <style:style style:name="T23" style:family="text">
      <style:text-properties officeooo:rsid="0045022a"/>
    </style:style>
    <style:style style:name="T24" style:family="text">
      <style:text-properties officeooo:rsid="004644c4"/>
    </style:style>
    <style:style style:name="T25" style:family="text">
      <style:text-properties officeooo:rsid="004739f4"/>
    </style:style>
    <style:style style:name="T26" style:family="text">
      <style:text-properties officeooo:rsid="00487f5a"/>
    </style:style>
    <style:style style:name="T27" style:family="text">
      <style:text-properties officeooo:rsid="004a1818"/>
    </style:style>
    <style:style style:name="T28" style:family="text">
      <style:text-properties officeooo:rsid="004b160b"/>
    </style:style>
    <style:style style:name="T29" style:family="text">
      <style:text-properties officeooo:rsid="004bc641"/>
    </style:style>
    <style:style style:name="T30" style:family="text">
      <style:text-properties officeooo:rsid="004ea5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/>
        <table:table-column table:style-name="Headline.B"/>
        <table:table-column table:style-name="Headline.C"/>
        <table:table-row>
          <table:table-cell table:style-name="Headline.A1" office:value-type="string">
            <text:h text:style-name="Heading_20_1" text:outline-level="1"><text:span text:style-name="T25">Brian Lauber</text:span></text:h>
            <text:p text:style-name="Table_20_Contents"><text:span text:style-name="T25">constructible.truth@gmail.com</text:span></text:p>
            <text:p text:style-name="P25"><text:span text:style-name="T26">https://briandamaged.org</text:span></text:p>
          </table:table-cell>
          <table:table-cell table:style-name="Headline.A1" office:value-type="string">
            <text:p text:style-name="Table_20_Heading"><text:span text:style-name="T27">Address</text:span></text:p>
          </table:table-cell>
          <table:table-cell table:style-name="Headline.C1" office:value-type="string">
            <text:p text:style-name="Table_20_Contents"><text:span text:style-name="T27">2921 Wickersham Way, Apt. 203</text:span></text:p>
            <text:p text:style-name="Table_20_Contents"><text:span text:style-name="T27">Falls Church, VA 22042</text:span></text:p>
          </table:table-cell>
        </table:table-row>
        <table:table-row>
          <table:table-cell table:style-name="Headline.A2" office:value-type="string">
            <text:p text:style-name="Table_20_Contents"/>
          </table:table-cell>
          <table:table-cell table:style-name="Headline.A2" office:value-type="string">
            <text:p text:style-name="P42"><text:span text:style-name="T30">Phone:</text:span></text:p>
          </table:table-cell>
          <table:table-cell table:style-name="Headline.C2" office:value-type="string">
            <text:p text:style-name="Table_20_Contents"><text:span text:style-name="T30">216-394-2081</text:span></text:p>
          </table:table-cell>
        </table:table-row>
        <table:table-row>
          <table:table-cell table:style-name="Headline.A2" office:value-type="string">
            <text:p text:style-name="Table_20_Contents"/>
          </table:table-cell>
          <table:table-cell table:style-name="Headline.A2" office:value-type="string">
            <text:p text:style-name="Table_20_Heading"><text:span text:style-name="T27">E-mail</text:span></text:p>
          </table:table-cell>
          <table:table-cell table:style-name="Headline.C2" office:value-type="string">
            <text:p text:style-name="Table_20_Contents"><text:span text:style-name="T27">constructible.truth@gmail.com</text:span></text:p>
          </table:table-cell>
        </table:table-row>
        <table:table-row>
          <table:table-cell table:style-name="Headline.A2" office:value-type="string">
            <text:p text:style-name="Table_20_Contents"/>
          </table:table-cell>
          <table:table-cell table:style-name="Headline.A2" office:value-type="string">
            <text:p text:style-name="Table_20_Heading"><text:span text:style-name="T27">LinkedIn</text:span></text:p>
          </table:table-cell>
          <table:table-cell table:style-name="Headline.C2" office:value-type="string">
            <text:p text:style-name="Table_20_Contents"><text:span text:style-name="T28">http://www.linkedin.com/pub/brian-lauber/19/979/261</text:span></text:p>
          </table:table-cell>
        </table:table-row>
        <table:table-row>
          <table:table-cell table:style-name="Headline.A2" office:value-type="string">
            <text:p text:style-name="Table_20_Contents"/>
          </table:table-cell>
          <table:table-cell table:style-name="Headline.A2" office:value-type="string">
            <text:p text:style-name="Table_20_Heading"><text:span text:style-name="T27">Blog</text:span></text:p>
          </table:table-cell>
          <table:table-cell table:style-name="Headline.C2" office:value-type="string">
            <text:p text:style-name="Table_20_Contents"><text:span text:style-name="T27">https://briandamaged.org/blog/</text:span></text:p>
          </table:table-cell>
        </table:table-row>
        <table:table-row>
          <table:table-cell table:style-name="Headline.A2" office:value-type="string">
            <text:p text:style-name="Table_20_Contents"/>
          </table:table-cell>
          <table:table-cell table:style-name="Headline.A2" office:value-type="string">
            <text:p text:style-name="Table_20_Heading"><text:span text:style-name="T29">GitHub</text:span></text:p>
          </table:table-cell>
          <table:table-cell table:style-name="Headline.C2" office:value-type="string">
            <text:p text:style-name="Table_20_Contents"><text:span text:style-name="T29">https://github.com/briandamaged</text:span></text:p>
          </table:table-cell>
        </table:table-row>
      </table:table>
      <text:p text:style-name="Text_20_body"/>
      <text:h text:style-name="P43" text:outline-level="3">Technologies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P29">Languages</text:p>
          </table:table-cell>
          <table:table-cell table:style-name="Exposure.A1" office:value-type="string">
            <text:p text:style-name="P13">Python, Ruby, C#, Java, C, C++, VBScript</text:p>
          </table:table-cell>
        </table:table-row>
        <table:table-row>
          <table:table-cell table:style-name="Exposure.A1" office:value-type="string">
            <text:p text:style-name="Table_20_Heading"><text:span text:style-name="T24">Application </text:span><text:span text:style-name="T2">Frameworks</text:span></text:p>
          </table:table-cell>
          <table:table-cell table:style-name="Exposure.A1" office:value-type="string">
            <text:p text:style-name="P1"><text:span text:style-name="T2">JAX-RS (RESTEasy), JPA 2.0 (EclipseLink), </text:span><text:span text:style-name="T5">Hudson Plugin API, Maven Plugin API</text:span><text:span text:style-name="T2">, </text:span><text:span text:style-name="T3">Silverlight 4.0, </text:span><text:span text:style-name="T7">WCF, </text:span><text:span text:style-name="T3">NHibernate, </text:span><text:span text:style-name="T6">LINQ</text:span><text:span text:style-name="T3">, </text:span><text:span text:style-name="T4">Rails</text:span></text:p>
          </table:table-cell>
        </table:table-row>
        <table:table-row>
          <table:table-cell table:style-name="Exposure.A3" office:value-type="string">
            <text:p text:style-name="Table_20_Heading"/>
          </table:table-cell>
          <table:table-cell table:style-name="Exposure.A1" office:value-type="string">
            <text:p text:style-name="P1"/>
          </table:table-cell>
        </table:table-row>
        <table:table-row>
          <table:table-cell table:style-name="Exposure.A1" office:value-type="string">
            <text:p text:style-name="Table_20_Heading"><text:span text:style-name="T23">Issue</text:span><text:span text:style-name="T8"> Tracking</text:span></text:p>
          </table:table-cell>
          <table:table-cell table:style-name="Exposure.A1" office:value-type="string">
            <text:p text:style-name="P14">Redmine, Trac, StarTeam, Fortify SSC</text:p>
          </table:table-cell>
        </table:table-row>
        <table:table-row>
          <table:table-cell table:style-name="Exposure.A1" office:value-type="string">
            <text:p text:style-name="P30">Build Tools</text:p>
          </table:table-cell>
          <table:table-cell table:style-name="Exposure.A1" office:value-type="string">
            <text:p text:style-name="P5"><text:span text:style-name="T12">Ant, Maven, Setuptools, Make, </text:span><text:span text:style-name="T13">Rake, Paver</text:span></text:p>
          </table:table-cell>
        </table:table-row>
        <table:table-row>
          <table:table-cell table:style-name="Exposure.A1" office:value-type="string">
            <text:p text:style-name="P31">Continuous Integration</text:p>
          </table:table-cell>
          <table:table-cell table:style-name="Exposure.A1" office:value-type="string">
            <text:p text:style-name="P16">Hudson, Jenkins, Cruise Control</text:p>
          </table:table-cell>
        </table:table-row>
        <table:table-row>
          <table:table-cell table:style-name="Exposure.A1" office:value-type="string">
            <text:p text:style-name="P32">Databases</text:p>
          </table:table-cell>
          <table:table-cell table:style-name="Exposure.A1" office:value-type="string">
            <text:p text:style-name="P17">MySQL, SQL Server 2008</text:p>
          </table:table-cell>
        </table:table-row>
        <table:table-row>
          <table:table-cell table:style-name="Exposure.A1" office:value-type="string">
            <text:p text:style-name="P33">Dependenc<text:span text:style-name="T25">y</text:span> Management</text:p>
          </table:table-cell>
          <table:table-cell table:style-name="Exposure.A1" office:value-type="string">
            <text:p text:style-name="P4"><text:span text:style-name="T10">Bundler, </text:span><text:span text:style-name="T11">Gem, </text:span><text:span text:style-name="T10">Maven, Pip</text:span></text:p>
          </table:table-cell>
        </table:table-row>
        <table:table-row>
          <table:table-cell table:style-name="Exposure.A1" office:value-type="string">
            <text:p text:style-name="P34">Operating Systems</text:p>
          </table:table-cell>
          <table:table-cell table:style-name="Exposure.A1" office:value-type="string">
            <text:p text:style-name="P11"><text:span text:style-name="T21">Linux (Red Hat, Ubuntu, </text:span><text:span text:style-name="T22">Gentoo</text:span><text:span text:style-name="T21">), Windows</text:span></text:p>
          </table:table-cell>
        </table:table-row>
        <table:table-row>
          <table:table-cell table:style-name="Exposure.A1" office:value-type="string">
            <text:p text:style-name="P35">Static Analysis</text:p>
          </table:table-cell>
          <table:table-cell table:style-name="Exposure.A1" office:value-type="string">
            <text:p text:style-name="P15">Fortify SCA</text:p>
          </table:table-cell>
        </table:table-row>
        <table:table-row>
          <table:table-cell table:style-name="Exposure.A1" office:value-type="string">
            <text:p text:style-name="P36">Test Automation</text:p>
          </table:table-cell>
          <table:table-cell table:style-name="Exposure.A1" office:value-type="string">
            <text:p text:style-name="P3"><text:span text:style-name="T9">QTP, Selenium, </text:span><text:span text:style-name="T19">RSpec, </text:span><text:span text:style-name="T20">JUnit</text:span></text:p>
          </table:table-cell>
        </table:table-row>
        <table:table-row>
          <table:table-cell table:style-name="Exposure.A1" office:value-type="string">
            <text:p text:style-name="P35">Test Management</text:p>
          </table:table-cell>
          <table:table-cell table:style-name="Exposure.A1" office:value-type="string">
            <text:p text:style-name="P15">Quality Center, Test Rail, Test Link</text:p>
          </table:table-cell>
        </table:table-row>
        <table:table-row>
          <table:table-cell table:style-name="Exposure.A1" office:value-type="string">
            <text:p text:style-name="P37">Virtualization</text:p>
          </table:table-cell>
          <table:table-cell table:style-name="Exposure.A1" office:value-type="string">
            <text:p text:style-name="P18">VMWare Player, VMWare vSphere, VirtualBox</text:p>
          </table:table-cell>
        </table:table-row>
        <table:table-row>
          <table:table-cell table:style-name="Exposure.A1" office:value-type="string">
            <text:p text:style-name="P35">Version Control</text:p>
          </table:table-cell>
          <table:table-cell table:style-name="Exposure.A1" office:value-type="string">
            <text:p text:style-name="P15">Subversion, Git</text:p>
          </table:table-cell>
        </table:table-row>
        <table:table-row>
          <table:table-cell table:style-name="Exposure.A1" office:value-type="string">
            <text:p text:style-name="P38">Web Servers</text:p>
          </table:table-cell>
          <table:table-cell table:style-name="Exposure.A1" office:value-type="string">
            <text:p text:style-name="P19">Apache Httpd, Apache Tomcat, Rails</text:p>
          </table:table-cell>
        </table:table-row>
        <table:table-row>
          <table:table-cell table:style-name="Exposure.A1" office:value-type="string">
            <text:p text:style-name="Table_20_Heading"/>
          </table:table-cell>
          <table:table-cell table:style-name="Exposure.A1" office:value-type="string">
            <text:p text:style-name="P2"/>
          </table:table-cell>
        </table:table-row>
      </table:table>
      <text:p text:style-name="P27"/>
      <text:p text:style-name="P27"/>
      <text:h text:style-name="P44" text:outline-level="3">Experience</text:h>
      <text:p text:style-name="P28"/>
      <text:h text:style-name="P44" text:outline-level="3">Side Projects</text:h>
      <table:table table:name="Projects" table:style-name="Projects">
        <table:table-column table:style-name="Projects.A"/>
        <table:table-column table:style-name="Projects.B"/>
        <table:table-row>
          <table:table-cell office:value-type="string">
            <text:p text:style-name="P39">Tolerable VBScript</text:p>
            <text:p text:style-name="Table_20_Heading"/>
          </table:table-cell>
          <table:table-cell office:value-type="string">
            <text:p text:style-name="P6"><text:span text:style-name="T18">Extends</text:span><text:span text:style-name="T14"> VBScript</text:span><text:span text:style-name="T18">'s</text:span><text:span text:style-name="T14"> syntax to add anonymous functions</text:span><text:span text:style-name="T15">, inheritance, and meta-programming.</text:span></text:p>
            <text:p text:style-name="P20"/>
            <text:p text:style-name="P7"><text:a xlink:type="simple" xlink:href="https://github.com/briandamaged/tolerable"><text:span text:style-name="T16">https://github.com/briandamaged/tolerable</text:span></text:a></text:p>
          </table:table-cell>
        </table:table-row>
        <table:table-row>
          <table:table-cell office:value-type="string">
            <text:p text:style-name="P40">Unobservable</text:p>
          </table:table-cell>
          <table:table-cell office:value-type="string">
            <text:p text:style-name="P9"><text:span text:style-name="T18">E</text:span><text:span text:style-name="T17">xtends Ruby's object model to support .NET-style events.</text:span></text:p>
            <text:p text:style-name="P21"/>
            <text:p text:style-name="P9"><text:soft-page-break/><text:a xlink:type="simple" xlink:href="https://github.com/briandamaged/unobservable"><text:span text:style-name="T17">https://github.com/briandamaged/unobservable</text:span></text:a></text:p>
          </table:table-cell>
        </table:table-row>
        <table:table-row>
          <table:table-cell office:value-type="string">
            <text:p text:style-name="P41">B-Lazy</text:p>
          </table:table-cell>
          <table:table-cell office:value-type="string">
            <text:p text:style-name="P22">Extends Ruby's Enumerable mixin to support lazy evaluation.</text:p>
            <text:p text:style-name="P8"/>
            <text:p text:style-name="P10"><text:a xlink:type="simple" xlink:href="https://github.com/briandamaged/b-lazy"><text:span text:style-name="T18">https://github.com/briandamaged/b-lazy</text:span></text:a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merican Typewriter" svg:font-family="'American Typewriter'" style:font-adornments="Bold" style:font-family-generic="modern" style:font-pitch="fixed"/>
    <style:font-face style:name="American Typewriter1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Helvetica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1"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" fo:font-size="14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font-size="10.5pt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3-02-16T19:51:39</dc:date>
    <meta:editing-duration>PT12H46M43S</meta:editing-duration>
    <meta:editing-cycles>71</meta:editing-cycles>
    <meta:generator>LibreOffice/3.6$MacOSX_x86 LibreOffice_project/58f22d5-270d05a-e2abed1-ea17a85-9b5702</meta:generator>
    <meta:document-statistic meta:table-count="3" meta:image-count="0" meta:object-count="0" meta:page-count="2" meta:paragraph-count="56" meta:word-count="163" meta:character-count="1436" meta:non-whitespace-character-count="1329"/>
  </office:meta>
</office:document-meta>
</file>